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4.66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39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1.69mm"/>
    </style:style>
    <style:style style:name="co26" style:family="table-column">
      <style:table-column-properties fo:break-before="auto" style:column-width="35.12mm"/>
    </style:style>
    <style:style style:name="co27" style:family="table-column">
      <style:table-column-properties fo:break-before="auto" style:column-width="25.05mm"/>
    </style:style>
    <style:style style:name="co28" style:family="table-column">
      <style:table-column-properties fo:break-before="auto" style:column-width="33.76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37.31mm"/>
    </style:style>
    <style:style style:name="co31" style:family="table-column">
      <style:table-column-properties fo:break-before="auto" style:column-width="19.05mm"/>
    </style:style>
    <style:style style:name="co32" style:family="table-column">
      <style:table-column-properties fo:break-before="auto" style:column-width="46.57mm"/>
    </style:style>
    <style:style style:name="co33" style:family="table-column">
      <style:table-column-properties fo:break-before="auto" style:column-width="20.73mm"/>
    </style:style>
    <style:style style:name="co34" style:family="table-column">
      <style:table-column-properties fo:break-before="auto" style:column-width="20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113.82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89.57mm"/>
    </style:style>
    <style:style style:name="co41" style:family="table-column">
      <style:table-column-properties fo:break-before="auto" style:column-width="191.17mm"/>
    </style:style>
    <style:style style:name="co42" style:family="table-column">
      <style:table-column-properties fo:break-before="auto" style:column-width="30.22mm"/>
    </style:style>
    <style:style style:name="co4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48" style:family="table-cell" style:parent-style-name="Default">
      <style:table-cell-properties fo:background-color="#e6e6ff" fo:border="none" style:shrink-to-fit="fals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6e6ff" style:text-align-source="fix" style:repeat-content="false" fo:border="none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 style:text-align-source="fix" style:repeat-content="false" fo:border="none" style:shrink-to-fit="fals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5"/>
      <style:map style:condition="cell-content()=&quot;Follows&quot;" style:apply-style-name="Light_20_orange_20_bg" style:base-cell-address="'Overview UI Test'.H5"/>
      <style:map style:condition="cell-content()=&quot;Buffered&quot;" style:apply-style-name="Yellow_20_bg" style:base-cell-address="'Overview UI Test'.H5"/>
      <style:map style:condition="cell-content()=&quot;Combined&quot;" style:apply-style-name="Light_20_blue_20_bg" style:base-cell-address="'Overview UI Test'.H5"/>
      <style:map style:condition="cell-content()=&quot;Special&quot;" style:apply-style-name="Green_20_bg" style:base-cell-address="'Overview UI Test'.H5"/>
      <style:map style:condition="cell-content()=&quot;Prerequisite&quot;" style:apply-style-name="Blue_20_bg" style:base-cell-address="'Overview UI Test'.H5"/>
      <style:map style:condition="cell-content()=&quot;Unpossible?&quot;" style:apply-style-name="Light_20_gray_20_bg" style:base-cell-address="'Overview UI Test'.H5"/>
      <style:map style:condition="cell-content()=&quot;§§§&quot;" style:apply-style-name="Dark_20_gray_20_bg" style:base-cell-address="'Overview UI Test'.H5"/>
      <style:map style:condition="cell-content()=&quot;???&quot;" style:apply-style-name="Purple_20_bg" style:base-cell-address="'Overview UI Test'.H5"/>
      <style:map style:condition="cell-content()=&quot;No effect&quot;" style:apply-style-name="Light_20_gray_20_bg" style:base-cell-address="'Overview UI Test'.H5"/>
    </style:style>
    <style:style style:name="ce56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6"/>
      <style:map style:condition="cell-content()=&quot;Follows&quot;" style:apply-style-name="Light_20_orange_20_bg" style:base-cell-address="'Overview UI Test'.H6"/>
      <style:map style:condition="cell-content()=&quot;Buffered&quot;" style:apply-style-name="Yellow_20_bg" style:base-cell-address="'Overview UI Test'.H6"/>
      <style:map style:condition="cell-content()=&quot;Combined&quot;" style:apply-style-name="Light_20_blue_20_bg" style:base-cell-address="'Overview UI Test'.H6"/>
      <style:map style:condition="cell-content()=&quot;Special&quot;" style:apply-style-name="Green_20_bg" style:base-cell-address="'Overview UI Test'.H6"/>
      <style:map style:condition="cell-content()=&quot;Prerequisite&quot;" style:apply-style-name="Blue_20_bg" style:base-cell-address="'Overview UI Test'.H6"/>
      <style:map style:condition="cell-content()=&quot;Unpossible?&quot;" style:apply-style-name="Light_20_gray_20_bg" style:base-cell-address="'Overview UI Test'.H6"/>
      <style:map style:condition="cell-content()=&quot;§§§&quot;" style:apply-style-name="Dark_20_gray_20_bg" style:base-cell-address="'Overview UI Test'.H6"/>
      <style:map style:condition="cell-content()=&quot;???&quot;" style:apply-style-name="Purple_20_bg" style:base-cell-address="'Overview UI Test'.H6"/>
      <style:map style:condition="cell-content()=&quot;No effect&quot;" style:apply-style-name="Light_20_gray_20_bg" style:base-cell-address="'Overview UI Test'.H6"/>
    </style:style>
    <style:style style:name="ce57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58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8"/>
      <style:map style:condition="cell-content()=&quot;Follows&quot;" style:apply-style-name="Light_20_orange_20_bg" style:base-cell-address="'Overview UI Test'.H8"/>
      <style:map style:condition="cell-content()=&quot;Buffered&quot;" style:apply-style-name="Yellow_20_bg" style:base-cell-address="'Overview UI Test'.H8"/>
      <style:map style:condition="cell-content()=&quot;Combined&quot;" style:apply-style-name="Light_20_blue_20_bg" style:base-cell-address="'Overview UI Test'.H8"/>
      <style:map style:condition="cell-content()=&quot;Special&quot;" style:apply-style-name="Green_20_bg" style:base-cell-address="'Overview UI Test'.H8"/>
      <style:map style:condition="cell-content()=&quot;Prerequisite&quot;" style:apply-style-name="Blue_20_bg" style:base-cell-address="'Overview UI Test'.H8"/>
      <style:map style:condition="cell-content()=&quot;Unpossible?&quot;" style:apply-style-name="Light_20_gray_20_bg" style:base-cell-address="'Overview UI Test'.H8"/>
      <style:map style:condition="cell-content()=&quot;§§§&quot;" style:apply-style-name="Dark_20_gray_20_bg" style:base-cell-address="'Overview UI Test'.H8"/>
      <style:map style:condition="cell-content()=&quot;???&quot;" style:apply-style-name="Purple_20_bg" style:base-cell-address="'Overview UI Test'.H8"/>
      <style:map style:condition="cell-content()=&quot;No effect&quot;" style:apply-style-name="Light_20_gray_20_bg" style:base-cell-address="'Overview UI Test'.H8"/>
    </style:style>
    <style:style style:name="ce59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1" style:family="table-cell" style:parent-style-name="Default"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2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Overview UI Test'.H9"/>
      <style:map style:condition="cell-content()=&quot;Follows&quot;" style:apply-style-name="Light_20_orange_20_bg" style:base-cell-address="'Overview UI Test'.H9"/>
      <style:map style:condition="cell-content()=&quot;Buffered&quot;" style:apply-style-name="Yellow_20_bg" style:base-cell-address="'Overview UI Test'.H9"/>
      <style:map style:condition="cell-content()=&quot;Combined&quot;" style:apply-style-name="Light_20_blue_20_bg" style:base-cell-address="'Overview UI Test'.H9"/>
      <style:map style:condition="cell-content()=&quot;Special&quot;" style:apply-style-name="Green_20_bg" style:base-cell-address="'Overview UI Test'.H9"/>
      <style:map style:condition="cell-content()=&quot;Prerequisite&quot;" style:apply-style-name="Blue_20_bg" style:base-cell-address="'Overview UI Test'.H9"/>
      <style:map style:condition="cell-content()=&quot;Unpossible?&quot;" style:apply-style-name="Light_20_gray_20_bg" style:base-cell-address="'Overview UI Test'.H9"/>
      <style:map style:condition="cell-content()=&quot;§§§&quot;" style:apply-style-name="Dark_20_gray_20_bg" style:base-cell-address="'Overview UI Test'.H9"/>
      <style:map style:condition="cell-content()=&quot;???&quot;" style:apply-style-name="Purple_20_bg" style:base-cell-address="'Overview UI Test'.H9"/>
      <style:map style:condition="cell-content()=&quot;No effect&quot;" style:apply-style-name="Light_20_gray_20_bg" style:base-cell-address="'Overview UI Test'.H9"/>
    </style:style>
    <style:style style:name="ce64" style:family="table-cell" style:parent-style-name="Default">
      <style:table-cell-properties fo:background-color="#00cccc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cccc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0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1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1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19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20" style:family="table-cell" style:parent-style-name="Default">
      <style:table-cell-properties fo:background-color="transparent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27" style:family="table-cell" style:parent-style-name="Default">
      <style:table-cell-properties style:text-align-source="fix" style:repeat-content="false" fo:background-color="transparent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29" style:family="table-cell" style:parent-style-name="Default">
      <style:table-cell-properties style:text-align-source="fix" style:repeat-content="false" style:shrink-to-fit="false" style:vertical-align="middle"/>
      <style:paragraph-properties fo:text-align="center" fo:margin-left="0mm"/>
    </style:style>
    <style:style style:name="ce130" style:family="table-cell" style:parent-style-name="Default">
      <style:table-cell-properties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31" style:family="table-cell" style:parent-style-name="Default">
      <style:table-cell-properties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32" style:family="table-cell" style:parent-style-name="Default">
      <style:table-cell-properties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33" style:family="table-cell" style:parent-style-name="Default">
      <style:table-cell-properties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34" style:family="table-cell" style:parent-style-name="Default">
      <style:table-cell-properties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67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6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7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95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97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9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99" style:family="table-cell" style:parent-style-name="Default">
      <style:table-cell-properties fo:background-color="transparent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03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5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60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6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6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6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5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="0.06pt solid #000000"/>
    </style:style>
    <style:style style:name="ce15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fo:background-color="#ffffcc" fo:border="0.06pt solid #000000"/>
    </style:style>
    <style:style style:name="ce161" style:family="table-cell" style:parent-style-name="Default">
      <style:table-cell-properties fo:background-color="#00ff00" fo:border="0.06pt solid #000000"/>
    </style:style>
    <style:style style:name="ce162" style:family="table-cell" style:parent-style-name="Default">
      <style:table-cell-properties fo:background-color="transparent" fo:border="0.06pt solid #000000"/>
    </style:style>
    <style:style style:name="ce1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1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2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6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8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271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85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3" style:family="table-cell" style:parent-style-name="Default">
      <style:table-cell-properties fo:border="none"/>
    </style:style>
    <style:style style:name="ce294" style:family="table-cell" style:parent-style-name="Default">
      <style:table-cell-properties fo:background-color="#cccccc" fo:border="0.06pt solid #000000"/>
    </style:style>
    <style:style style:name="ce295" style:family="table-cell" style:parent-style-name="Default">
      <style:table-cell-properties fo:background-color="#0000ff" fo:border="0.06pt solid #000000"/>
    </style:style>
    <style:style style:name="ce296" style:family="table-cell" style:parent-style-name="Default">
      <style:table-cell-properties fo:background-color="#00ae00" fo:border="0.06pt solid #000000"/>
    </style:style>
    <style:style style:name="ce297" style:family="table-cell" style:parent-style-name="Default">
      <style:table-cell-properties fo:background-color="#ff8080" fo:border="0.06pt solid #000000"/>
    </style:style>
    <style:style style:name="ce298" style:family="table-cell" style:parent-style-name="Default">
      <style:table-cell-properties fo:background-color="#ffff00" fo:border="0.06pt solid #000000"/>
    </style:style>
    <style:style style:name="ce299" style:family="table-cell" style:parent-style-name="Default">
      <style:table-cell-properties fo:background-color="#ff9966" fo:border="0.06pt solid #000000"/>
    </style:style>
    <style:style style:name="ce301" style:family="table-cell" style:parent-style-name="Default">
      <style:table-cell-properties fo:background-color="#9966cc" fo:border="0.06pt solid #000000"/>
    </style:style>
    <style:style style:name="ce3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00cccc" fo:border="0.06pt solid #000000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MAL UI Test'.B2"/>
        <table:content-validation table:name="val5" table:condition="of:cell-content-is-in-list([$'Master Action List'.$C$2:$'Master Action List'.$C$36])" table:allow-empty-cell="true" table:display-list="sort-ascending" table:base-cell-address="'MAL UI Test'.B2"/>
        <table:content-validation table:name="val6" table:condition="of:cell-content-is-in-list([$'Modifier List'.$A$2:$'Modifier List'.$A$24])" table:allow-empty-cell="true" table:display-list="sort-ascending" table:base-cell-address="'MAL UI Test'.C2"/>
        <table:content-validation table:name="val7" table:condition="of:cell-content-is-in-list([$'Results List'.$A$2:$'Results List'.$A$15])" table:allow-empty-cell="true" table:display-list="unsorted" table:base-cell-address="'MAL UI Test'.D2"/>
        <table:content-validation table:name="val8" table:condition="of:cell-content-is-in-list([$'Master Action List'.$C$2:$'Master Action List'.$C$36])" table:allow-empty-cell="true" table:display-list="sort-ascending" table:base-cell-address="'MAL UI Test'.E2"/>
        <table:content-validation table:name="val9" table:condition="of:cell-content-is-in-list([$'Modifier List'.$A$2:$'Modifier List'.$A$24])" table:allow-empty-cell="true" table:display-list="sort-ascending" table:base-cell-address="'MAL UI Test'.F2"/>
        <table:content-validation table:name="val10" table:condition="of:cell-content-is-in-list([$'Results List'.$A$2:$'Results List'.$A$15])" table:allow-empty-cell="true" table:display-list="unsorted" table:base-cell-address="'MAL UI Test'.G2"/>
        <table:content-validation table:name="val11" table:condition="of:cell-content-is-in-list([$'Master Action List'.$C$2:$'Master Action List'.$C$36])" table:allow-empty-cell="true" table:display-list="sort-ascending" table:base-cell-address="'MAL UI Test'.H2"/>
        <table:content-validation table:name="val12" table:condition="of:cell-content-is-in-list([$'Modifier List'.$A$2:$'Modifier List'.$A$24])" table:allow-empty-cell="true" table:display-list="sort-ascending" table:base-cell-address="'MAL UI Test'.I2"/>
        <table:content-validation table:name="val13" table:condition="of:cell-content-is-in-list([$'Results List'.$A$2:$'Results List'.$A$15])" table:allow-empty-cell="true" table:display-list="unsorted" table:base-cell-address="'MAL UI Test'.J2"/>
        <table:content-validation table:name="val14" table:condition="of:cell-content-is-in-list([$'Master Action List'.$C$2:$'Master Action List'.$C$36])" table:allow-empty-cell="true" table:display-list="sort-ascending" table:base-cell-address="'MAL UI Test'.K2"/>
        <table:content-validation table:name="val15" table:condition="of:cell-content-is-in-list([$'Modifier List'.$A$2:$'Modifier List'.$A$24])" table:allow-empty-cell="true" table:display-list="sort-ascending" table:base-cell-address="'MAL UI Test'.L2"/>
        <table:content-validation table:name="val16" table:condition="of:cell-content-is-in-list([$'Results List'.$A$2:$'Results List'.$A$15])" table:allow-empty-cell="true" table:display-list="unsorted" table:base-cell-address="'MAL UI Test'.M2"/>
        <table:content-validation table:name="val17" table:condition="of:cell-content-is-in-list([$'Master Action List'.$C$2:$'Master Action List'.$C$36])" table:allow-empty-cell="true" table:display-list="sort-ascending" table:base-cell-address="'MAL UI Test'.N2"/>
        <table:content-validation table:name="val18" table:condition="of:cell-content-is-in-list([$'Modifier List'.$A$2:$'Modifier List'.$A$24])" table:allow-empty-cell="true" table:display-list="sort-ascending" table:base-cell-address="'MAL UI Test'.O2"/>
        <table:content-validation table:name="val19" table:condition="of:cell-content-is-in-list([$'Results List'.$A$2:$'Results List'.$A$15])" table:allow-empty-cell="true" table:display-list="unsorted" table:base-cell-address="'MAL UI Test'.P2"/>
        <table:content-validation table:name="val20" table:condition="of:cell-content-is-in-list([$'Master Action List'.$C$2:$'Master Action List'.$C$36])" table:allow-empty-cell="true" table:display-list="sort-ascending" table:base-cell-address="'MAL UI Test'.Q2"/>
        <table:content-validation table:name="val21" table:condition="of:cell-content-is-in-list([$'Modifier List'.$A$2:$'Modifier List'.$A$24])" table:allow-empty-cell="true" table:display-list="sort-ascending" table:base-cell-address="'MAL UI Test'.R2"/>
      </table:content-validations>
      <table:table table:name="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1" table:content-validation-name="val1" office:value-type="string" calcext:value-type="string">
            <text:p>Sheet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Overview UI Te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Do i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17.8mm" svg:height="4.52mm" svg:x="90.4mm" svg:y="4.51mm" draw:control="control1"/>
        </table:shapes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92"/>
        <table:table-column table:style-name="co6" table:default-cell-style-name="ce2"/>
        <table:table-column table:style-name="co7" table:default-cell-style-name="ce2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48" table:content-validation-name="val1"/>
          <table:table-cell table:style-name="ce48" table:content-validation-name="val2"/>
          <table:table-cell table:style-name="ce51" office:value-type="string" calcext:value-type="string">
            <text:p>Generate / Refresh Overview:</text:p>
          </table:table-cell>
          <table:table-cell table:style-name="ce48"/>
          <table:table-cell table:style-name="ce51" table:content-validation-name="val3"/>
          <table:table-cell table:style-name="ce48" table:number-columns-repeated="4"/>
          <table:table-cell table:style-name="ce94"/>
          <table:table-cell table:style-name="ce114" table:number-columns-repeated="874"/>
        </table:table-row>
        <table:table-row table:style-name="ro1">
          <table:table-cell table:style-name="ce48" table:content-validation-name="val1"/>
          <table:table-cell table:style-name="ce48" table:content-validation-name="val2"/>
          <table:table-cell table:style-name="ce52"/>
          <table:table-cell table:style-name="ce48"/>
          <table:table-cell table:style-name="ce51" table:content-validation-name="val3"/>
          <table:table-cell table:style-name="ce48" table:number-columns-repeated="4"/>
          <table:table-cell table:style-name="ce94"/>
          <table:table-cell table:style-name="ce114" table:number-columns-repeated="874"/>
        </table:table-row>
        <table:table-row table:style-name="ro1">
          <table:table-cell table:style-name="ce48" table:content-validation-name="val1"/>
          <table:table-cell table:style-name="ce48" table:content-validation-name="val2"/>
          <table:table-cell table:style-name="ce48" table:number-columns-repeated="2"/>
          <table:table-cell table:style-name="ce51" table:content-validation-name="val3"/>
          <table:table-cell table:style-name="ce48" table:number-columns-repeated="5"/>
          <table:table-cell table:style-name="ce114" table:number-columns-repeated="874"/>
        </table:table-row>
        <table:table-row table:style-name="ro1">
          <table:table-cell table:style-name="ce94" table:content-validation-name="val1" office:value-type="string" calcext:value-type="string">
            <text:p>Sheet</text:p>
          </table:table-cell>
          <table:table-cell table:style-name="ce94" table:content-validation-name="val2" office:value-type="string" calcext:value-type="string">
            <text:p>Input List</text:p>
          </table:table-cell>
          <table:table-cell table:style-name="ce94" office:value-type="string" calcext:value-type="string">
            <text:p>Action Name</text:p>
          </table:table-cell>
          <table:table-cell table:style-name="ce94" office:value-type="string" calcext:value-type="string">
            <text:p>Color</text:p>
          </table:table-cell>
          <table:table-cell table:style-name="ce54" table:content-validation-name="val3" office:value-type="string" calcext:value-type="string">
            <text:p>Phases</text:p>
          </table:table-cell>
          <table:table-cell table:style-name="ce94" office:value-type="string" calcext:value-type="string">
            <text:p>Full Name</text:p>
          </table:table-cell>
          <table:table-cell table:style-name="ce94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58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0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60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61"/>
          <table:table-cell table:style-name="ce59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1"/>
          <table:table-cell table:style-name="ce59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style-name="ce59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3"/>
          <table:table-cell table:style-name="ce59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59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5"/>
          <table:table-cell table:style-name="ce59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59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59"/>
          <table:table-cell table:number-columns-repeated="876"/>
        </table:table-row>
        <table:table-row table:style-name="ro1" table:number-rows-repeated="104657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'Overview UI Test'.I18:'Overview UI Test'.DF1994 'Overview UI Test'.H18:'Overview UI Test'.H31 'Overview UI Test'.H64:'Overview UI Test'.H1997 'Overview UI Test'.H9:'Overview UI Test'.DF17 'Overview UI Test'.H54:'Overview UI Test'.H55 'Overview UI Test'.H33:'Overview UI Test'.H35 'Overview UI Test'.H40:'Overview UI Test'.H52">
            <calcext:condition calcext:apply-style-name="Red bg" calcext:value="=&quot;Interrupts&quot;" calcext:base-cell-address="'Overview UI Test'.H9"/>
            <calcext:condition calcext:apply-style-name="Light orange bg" calcext:value="=&quot;Follows&quot;" calcext:base-cell-address="'Overview UI Test'.H9"/>
            <calcext:condition calcext:apply-style-name="Yellow bg" calcext:value="=&quot;Buffered&quot;" calcext:base-cell-address="'Overview UI Test'.H9"/>
            <calcext:condition calcext:apply-style-name="Light blue bg" calcext:value="=&quot;Combined&quot;" calcext:base-cell-address="'Overview UI Test'.H9"/>
            <calcext:condition calcext:apply-style-name="Green bg" calcext:value="=&quot;Special&quot;" calcext:base-cell-address="'Overview UI Test'.H9"/>
            <calcext:condition calcext:apply-style-name="Blue bg" calcext:value="=&quot;Prerequisite&quot;" calcext:base-cell-address="'Overview UI Test'.H9"/>
            <calcext:condition calcext:apply-style-name="Light gray bg" calcext:value="=&quot;Unpossible?&quot;" calcext:base-cell-address="'Overview UI Test'.H9"/>
            <calcext:condition calcext:apply-style-name="Dark gray bg" calcext:value="=&quot;§§§&quot;" calcext:base-cell-address="'Overview UI Test'.H9"/>
            <calcext:condition calcext:apply-style-name="Dark gray bg" calcext:value="contains-text(&quot;!!&quot;)" calcext:base-cell-address="'Overview UI Test'.H9"/>
            <calcext:condition calcext:apply-style-name="Purple bg" calcext:value="=&quot;???&quot;" calcext:base-cell-address="'Overview UI Test'.H9"/>
            <calcext:condition calcext:apply-style-name="Light gray bg" calcext:value="=&quot;No effect&quot;" calcext:base-cell-address="'Overview UI Test'.H9"/>
          </calcext:conditional-format>
          <calcext:conditional-format calcext:target-range-address="'Overview UI Test'.H5:'Overview UI Test'.DF5">
            <calcext:condition calcext:apply-style-name="Red bg" calcext:value="=&quot;Interrupts&quot;" calcext:base-cell-address="'Overview UI Test'.H5"/>
            <calcext:condition calcext:apply-style-name="Light orange bg" calcext:value="=&quot;Follows&quot;" calcext:base-cell-address="'Overview UI Test'.H5"/>
            <calcext:condition calcext:apply-style-name="Yellow bg" calcext:value="=&quot;Buffered&quot;" calcext:base-cell-address="'Overview UI Test'.H5"/>
            <calcext:condition calcext:apply-style-name="Light blue bg" calcext:value="=&quot;Combined&quot;" calcext:base-cell-address="'Overview UI Test'.H5"/>
            <calcext:condition calcext:apply-style-name="Green bg" calcext:value="=&quot;Special&quot;" calcext:base-cell-address="'Overview UI Test'.H5"/>
            <calcext:condition calcext:apply-style-name="Blue bg" calcext:value="=&quot;Prerequisite&quot;" calcext:base-cell-address="'Overview UI Test'.H5"/>
            <calcext:condition calcext:apply-style-name="Light gray bg" calcext:value="=&quot;Unpossible?&quot;" calcext:base-cell-address="'Overview UI Test'.H5"/>
            <calcext:condition calcext:apply-style-name="Dark gray bg" calcext:value="=&quot;§§§&quot;" calcext:base-cell-address="'Overview UI Test'.H5"/>
            <calcext:condition calcext:apply-style-name="Dark gray bg" calcext:value="contains-text(&quot;!!&quot;)" calcext:base-cell-address="'Overview UI Test'.H5"/>
            <calcext:condition calcext:apply-style-name="Purple bg" calcext:value="=&quot;???&quot;" calcext:base-cell-address="'Overview UI Test'.H5"/>
            <calcext:condition calcext:apply-style-name="Light gray bg" calcext:value="=&quot;No effect&quot;" calcext:base-cell-address="'Overview UI Test'.H5"/>
          </calcext:conditional-format>
          <calcext:conditional-format calcext:target-range-address="'Overview UI Test'.H6:'Overview UI Test'.DF6">
            <calcext:condition calcext:apply-style-name="Red bg" calcext:value="=&quot;Interrupts&quot;" calcext:base-cell-address="'Overview UI Test'.H6"/>
            <calcext:condition calcext:apply-style-name="Light orange bg" calcext:value="=&quot;Follows&quot;" calcext:base-cell-address="'Overview UI Test'.H6"/>
            <calcext:condition calcext:apply-style-name="Yellow bg" calcext:value="=&quot;Buffered&quot;" calcext:base-cell-address="'Overview UI Test'.H6"/>
            <calcext:condition calcext:apply-style-name="Light blue bg" calcext:value="=&quot;Combined&quot;" calcext:base-cell-address="'Overview UI Test'.H6"/>
            <calcext:condition calcext:apply-style-name="Green bg" calcext:value="=&quot;Special&quot;" calcext:base-cell-address="'Overview UI Test'.H6"/>
            <calcext:condition calcext:apply-style-name="Blue bg" calcext:value="=&quot;Prerequisite&quot;" calcext:base-cell-address="'Overview UI Test'.H6"/>
            <calcext:condition calcext:apply-style-name="Light gray bg" calcext:value="=&quot;Unpossible?&quot;" calcext:base-cell-address="'Overview UI Test'.H6"/>
            <calcext:condition calcext:apply-style-name="Dark gray bg" calcext:value="=&quot;§§§&quot;" calcext:base-cell-address="'Overview UI Test'.H6"/>
            <calcext:condition calcext:apply-style-name="Dark gray bg" calcext:value="contains-text(&quot;!!&quot;)" calcext:base-cell-address="'Overview UI Test'.H6"/>
            <calcext:condition calcext:apply-style-name="Purple bg" calcext:value="=&quot;???&quot;" calcext:base-cell-address="'Overview UI Test'.H6"/>
            <calcext:condition calcext:apply-style-name="Light gray bg" calcext:value="=&quot;No effect&quot;" calcext:base-cell-address="'Overview UI Test'.H6"/>
          </calcext:conditional-format>
          <calcext:conditional-format calcext:target-range-address="'Overview UI Test'.H7:'Overview UI Test'.DF7">
            <calcext:condition calcext:apply-style-name="Red bg" calcext:value="=&quot;Interrupts&quot;" calcext:base-cell-address="'Overview UI Test'.H7"/>
            <calcext:condition calcext:apply-style-name="Light orange bg" calcext:value="=&quot;Follows&quot;" calcext:base-cell-address="'Overview UI Test'.H7"/>
            <calcext:condition calcext:apply-style-name="Yellow bg" calcext:value="=&quot;Buffered&quot;" calcext:base-cell-address="'Overview UI Test'.H7"/>
            <calcext:condition calcext:apply-style-name="Light blue bg" calcext:value="=&quot;Combined&quot;" calcext:base-cell-address="'Overview UI Test'.H7"/>
            <calcext:condition calcext:apply-style-name="Green bg" calcext:value="=&quot;Special&quot;" calcext:base-cell-address="'Overview UI Test'.H7"/>
            <calcext:condition calcext:apply-style-name="Blue bg" calcext:value="=&quot;Prerequisite&quot;" calcext:base-cell-address="'Overview UI Test'.H7"/>
            <calcext:condition calcext:apply-style-name="Light gray bg" calcext:value="=&quot;Unpossible?&quot;" calcext:base-cell-address="'Overview UI Test'.H7"/>
            <calcext:condition calcext:apply-style-name="Dark gray bg" calcext:value="=&quot;§§§&quot;" calcext:base-cell-address="'Overview UI Test'.H7"/>
            <calcext:condition calcext:apply-style-name="Dark gray bg" calcext:value="contains-text(&quot;!!&quot;)" calcext:base-cell-address="'Overview UI Test'.H7"/>
            <calcext:condition calcext:apply-style-name="Purple bg" calcext:value="=&quot;???&quot;" calcext:base-cell-address="'Overview UI Test'.H7"/>
            <calcext:condition calcext:apply-style-name="Light gray bg" calcext:value="=&quot;No effect&quot;" calcext:base-cell-address="'Overview UI Test'.H7"/>
          </calcext:conditional-format>
          <calcext:conditional-format calcext:target-range-address="'Overview UI Test'.H8:'Overview UI Test'.DF8">
            <calcext:condition calcext:apply-style-name="Red bg" calcext:value="=&quot;Interrupts&quot;" calcext:base-cell-address="'Overview UI Test'.H8"/>
            <calcext:condition calcext:apply-style-name="Light orange bg" calcext:value="=&quot;Follows&quot;" calcext:base-cell-address="'Overview UI Test'.H8"/>
            <calcext:condition calcext:apply-style-name="Yellow bg" calcext:value="=&quot;Buffered&quot;" calcext:base-cell-address="'Overview UI Test'.H8"/>
            <calcext:condition calcext:apply-style-name="Light blue bg" calcext:value="=&quot;Combined&quot;" calcext:base-cell-address="'Overview UI Test'.H8"/>
            <calcext:condition calcext:apply-style-name="Green bg" calcext:value="=&quot;Special&quot;" calcext:base-cell-address="'Overview UI Test'.H8"/>
            <calcext:condition calcext:apply-style-name="Blue bg" calcext:value="=&quot;Prerequisite&quot;" calcext:base-cell-address="'Overview UI Test'.H8"/>
            <calcext:condition calcext:apply-style-name="Light gray bg" calcext:value="=&quot;Unpossible?&quot;" calcext:base-cell-address="'Overview UI Test'.H8"/>
            <calcext:condition calcext:apply-style-name="Dark gray bg" calcext:value="=&quot;§§§&quot;" calcext:base-cell-address="'Overview UI Test'.H8"/>
            <calcext:condition calcext:apply-style-name="Dark gray bg" calcext:value="contains-text(&quot;!!&quot;)" calcext:base-cell-address="'Overview UI Test'.H8"/>
            <calcext:condition calcext:apply-style-name="Purple bg" calcext:value="=&quot;???&quot;" calcext:base-cell-address="'Overview UI Test'.H8"/>
            <calcext:condition calcext:apply-style-name="Light gray bg" calcext:value="=&quot;No effect&quot;" calcext:base-cell-address="'Overview UI Test'.H8"/>
          </calcext:conditional-format>
        </calcext:conditional-formats>
      </table:table>
      <table:table table:name="MAL UI Te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" form:id="control2" form:label="Do i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3" form:id="control3" form:label="Do i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21.04mm" svg:height="4.79mm" svg:x="77.46mm" svg:y="1.07mm" draw:control="control2"/>
          <draw:control draw:z-index="1" draw:text-style-name="P1" svg:width="21.04mm" svg:height="4.79mm" svg:x="178.44mm" svg:y="1.07mm" draw:control="control3"/>
        </table:shapes>
        <table:table-column table:style-name="co3" table:default-cell-style-name="ce2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2">
          <table:table-cell table:style-name="ce64" office:value-type="string" calcext:value-type="string">
            <text:p><text:s text:c="37"/>Create new Action... <text:s text:c="42"/>Generate / Refresh Details View:</text:p>
          </table:table-cell>
          <table:table-cell table:style-name="ce65"/>
          <table:table-cell table:style-name="ce64"/>
          <table:table-cell table:style-name="ce65" table:content-validation-name="val3"/>
          <table:table-cell table:style-name="ce65" table:number-columns-repeated="15"/>
          <table:table-cell table:style-name="ce127" table:number-columns-repeated="9"/>
          <table:table-cell table:style-name="ce129" table:number-columns-repeated="865"/>
          <table:table-cell table:style-name="ce135" table:number-columns-repeated="131"/>
        </table:table-row>
        <table:table-row table:style-name="ro1">
          <table:table-cell table:style-name="ce1" office:value-type="string" calcext:value-type="string">
            <text:p>Action Name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Notes 1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8" table:number-columns-repeated="12"/>
          <table:table-cell table:style-name="ce130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0" table:number-columns-repeated="12"/>
          <table:table-cell table:style-name="ce132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6" table:number-columns-repeated="12"/>
          <table:table-cell table:style-name="ce133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8" table:number-columns-repeated="12"/>
          <table:table-cell table:style-name="ce134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 office:value-type="string" calcext:value-type="string">
            <text:p>Ideas: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Make a dialogue for quickly creating an animation and choosing how many phases it has?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Should the user be able to generate multiple different Mechanics / Simultaneous lists based on this data?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It will make things more complicated, though, and isn’t an essential feature...?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r ”P” if being in the variation is already a prerequisite for the action. Anything else...?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 office:value-type="string" calcext:value-type="string">
            <text:p>Different functions: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Add / remove / move phases”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Refresh”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1. this function is only needed if modifiers are added from the Modifier List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4" office:value-type="string" calcext:value-type="string">
            <text:p>”Generate”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User can generate a Mechanics or a Simultaneous testing sheet based on the data in this sheet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Inspect”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Create group”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Ungroup”.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09" table:number-columns-repeated="11"/>
          <table:table-cell table:style-name="ce131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 table:number-rows-repeated="1929">
          <table:table-cell table:number-columns-repeated="3"/>
          <table:table-cell table:content-validation-name="val3"/>
          <table:table-cell table:number-columns-repeated="12"/>
          <table:table-cell table:style-name="ce109" table:number-columns-repeated="12"/>
          <table:table-cell table:style-name="ce131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2"/>
          <table:table-cell table:style-name="ce109"/>
          <table:table-cell table:number-columns-repeated="1007"/>
        </table:table-row>
        <table:table-row table:style-name="ro1" table:number-rows-repeated="1046565">
          <table:table-cell table:number-columns-repeated="3"/>
          <table:table-cell table:content-validation-name="val3"/>
          <table:table-cell table:number-columns-repeated="1020"/>
        </table:table-row>
        <table:table-row table:style-name="ro1">
          <table:table-cell table:number-columns-repeated="3"/>
          <table:table-cell table:content-validation-name="val3"/>
          <table:table-cell table:number-columns-repeated="1020"/>
        </table:table-row>
        <calcext:conditional-formats>
          <calcext:conditional-format calcext:target-range-address="'MAL UI Test'.R31:'MAL UI Test'.DO2007 'MAL UI Test'.Q31:'MAL UI Test'.Q44 'MAL UI Test'.Q77:'MAL UI Test'.Q2010 'MAL UI Test'.Q4:'MAL UI Test'.DO7 'MAL UI Test'.Q18:'MAL UI Test'.DO30 'MAL UI Test'.Q9:'MAL UI Test'.DO11 'MAL UI Test'.Q13:'MAL UI Test'.DO16 'MAL UI Test'.Q67:'MAL UI Test'.Q68 'MAL UI Test'.Q46:'MAL UI Test'.Q48 'MAL UI Test'.Q53:'MAL UI Test'.Q65">
            <calcext:condition calcext:apply-style-name="Red bg" calcext:value="=&quot;Interrupts&quot;" calcext:base-cell-address="'MAL UI Test'.Q4"/>
            <calcext:condition calcext:apply-style-name="Light orange bg" calcext:value="=&quot;Follows&quot;" calcext:base-cell-address="'MAL UI Test'.Q4"/>
            <calcext:condition calcext:apply-style-name="Yellow bg" calcext:value="=&quot;Buffered&quot;" calcext:base-cell-address="'MAL UI Test'.Q4"/>
            <calcext:condition calcext:apply-style-name="Light blue bg" calcext:value="=&quot;Combined&quot;" calcext:base-cell-address="'MAL UI Test'.Q4"/>
            <calcext:condition calcext:apply-style-name="Green bg" calcext:value="=&quot;Special&quot;" calcext:base-cell-address="'MAL UI Test'.Q4"/>
            <calcext:condition calcext:apply-style-name="Blue bg" calcext:value="=&quot;Prerequisite&quot;" calcext:base-cell-address="'MAL UI Test'.Q4"/>
            <calcext:condition calcext:apply-style-name="Light gray bg" calcext:value="=&quot;Unpossible?&quot;" calcext:base-cell-address="'MAL UI Test'.Q4"/>
            <calcext:condition calcext:apply-style-name="Dark gray bg" calcext:value="=&quot;§§§&quot;" calcext:base-cell-address="'MAL UI Test'.Q4"/>
            <calcext:condition calcext:apply-style-name="Dark gray bg" calcext:value="contains-text(&quot;!!&quot;)" calcext:base-cell-address="'MAL UI Test'.Q4"/>
            <calcext:condition calcext:apply-style-name="Purple bg" calcext:value="=&quot;???&quot;" calcext:base-cell-address="'MAL UI Test'.Q4"/>
            <calcext:condition calcext:apply-style-name="Light gray bg" calcext:value="=&quot;No effect&quot;" calcext:base-cell-address="'MAL UI Test'.Q4"/>
          </calcext:conditional-format>
          <calcext:conditional-format calcext:target-range-address="'MAL UI Test'.Q3:'MAL UI Test'.DO3">
            <calcext:condition calcext:apply-style-name="Red bg" calcext:value="=&quot;Interrupts&quot;" calcext:base-cell-address="'MAL UI Test'.Q3"/>
            <calcext:condition calcext:apply-style-name="Light orange bg" calcext:value="=&quot;Follows&quot;" calcext:base-cell-address="'MAL UI Test'.Q3"/>
            <calcext:condition calcext:apply-style-name="Yellow bg" calcext:value="=&quot;Buffered&quot;" calcext:base-cell-address="'MAL UI Test'.Q3"/>
            <calcext:condition calcext:apply-style-name="Light blue bg" calcext:value="=&quot;Combined&quot;" calcext:base-cell-address="'MAL UI Test'.Q3"/>
            <calcext:condition calcext:apply-style-name="Green bg" calcext:value="=&quot;Special&quot;" calcext:base-cell-address="'MAL UI Test'.Q3"/>
            <calcext:condition calcext:apply-style-name="Blue bg" calcext:value="=&quot;Prerequisite&quot;" calcext:base-cell-address="'MAL UI Test'.Q3"/>
            <calcext:condition calcext:apply-style-name="Light gray bg" calcext:value="=&quot;Unpossible?&quot;" calcext:base-cell-address="'MAL UI Test'.Q3"/>
            <calcext:condition calcext:apply-style-name="Dark gray bg" calcext:value="=&quot;§§§&quot;" calcext:base-cell-address="'MAL UI Test'.Q3"/>
            <calcext:condition calcext:apply-style-name="Dark gray bg" calcext:value="contains-text(&quot;!!&quot;)" calcext:base-cell-address="'MAL UI Test'.Q3"/>
            <calcext:condition calcext:apply-style-name="Purple bg" calcext:value="=&quot;???&quot;" calcext:base-cell-address="'MAL UI Test'.Q3"/>
            <calcext:condition calcext:apply-style-name="Light gray bg" calcext:value="=&quot;No effect&quot;" calcext:base-cell-address="'MAL UI Test'.Q3"/>
          </calcext:conditional-format>
          <calcext:conditional-format calcext:target-range-address="'MAL UI Test'.Q8:'MAL UI Test'.DO8">
            <calcext:condition calcext:apply-style-name="Red bg" calcext:value="=&quot;Interrupts&quot;" calcext:base-cell-address="'MAL UI Test'.Q8"/>
            <calcext:condition calcext:apply-style-name="Light orange bg" calcext:value="=&quot;Follows&quot;" calcext:base-cell-address="'MAL UI Test'.Q8"/>
            <calcext:condition calcext:apply-style-name="Yellow bg" calcext:value="=&quot;Buffered&quot;" calcext:base-cell-address="'MAL UI Test'.Q8"/>
            <calcext:condition calcext:apply-style-name="Light blue bg" calcext:value="=&quot;Combined&quot;" calcext:base-cell-address="'MAL UI Test'.Q8"/>
            <calcext:condition calcext:apply-style-name="Green bg" calcext:value="=&quot;Special&quot;" calcext:base-cell-address="'MAL UI Test'.Q8"/>
            <calcext:condition calcext:apply-style-name="Blue bg" calcext:value="=&quot;Prerequisite&quot;" calcext:base-cell-address="'MAL UI Test'.Q8"/>
            <calcext:condition calcext:apply-style-name="Light gray bg" calcext:value="=&quot;Unpossible?&quot;" calcext:base-cell-address="'MAL UI Test'.Q8"/>
            <calcext:condition calcext:apply-style-name="Dark gray bg" calcext:value="=&quot;§§§&quot;" calcext:base-cell-address="'MAL UI Test'.Q8"/>
            <calcext:condition calcext:apply-style-name="Dark gray bg" calcext:value="contains-text(&quot;!!&quot;)" calcext:base-cell-address="'MAL UI Test'.Q8"/>
            <calcext:condition calcext:apply-style-name="Purple bg" calcext:value="=&quot;???&quot;" calcext:base-cell-address="'MAL UI Test'.Q8"/>
            <calcext:condition calcext:apply-style-name="Light gray bg" calcext:value="=&quot;No effect&quot;" calcext:base-cell-address="'MAL UI Test'.Q8"/>
          </calcext:conditional-format>
          <calcext:conditional-format calcext:target-range-address="'MAL UI Test'.Q12:'MAL UI Test'.DO12">
            <calcext:condition calcext:apply-style-name="Red bg" calcext:value="=&quot;Interrupts&quot;" calcext:base-cell-address="'MAL UI Test'.Q12"/>
            <calcext:condition calcext:apply-style-name="Light orange bg" calcext:value="=&quot;Follows&quot;" calcext:base-cell-address="'MAL UI Test'.Q12"/>
            <calcext:condition calcext:apply-style-name="Yellow bg" calcext:value="=&quot;Buffered&quot;" calcext:base-cell-address="'MAL UI Test'.Q12"/>
            <calcext:condition calcext:apply-style-name="Light blue bg" calcext:value="=&quot;Combined&quot;" calcext:base-cell-address="'MAL UI Test'.Q12"/>
            <calcext:condition calcext:apply-style-name="Green bg" calcext:value="=&quot;Special&quot;" calcext:base-cell-address="'MAL UI Test'.Q12"/>
            <calcext:condition calcext:apply-style-name="Blue bg" calcext:value="=&quot;Prerequisite&quot;" calcext:base-cell-address="'MAL UI Test'.Q12"/>
            <calcext:condition calcext:apply-style-name="Light gray bg" calcext:value="=&quot;Unpossible?&quot;" calcext:base-cell-address="'MAL UI Test'.Q12"/>
            <calcext:condition calcext:apply-style-name="Dark gray bg" calcext:value="=&quot;§§§&quot;" calcext:base-cell-address="'MAL UI Test'.Q12"/>
            <calcext:condition calcext:apply-style-name="Dark gray bg" calcext:value="contains-text(&quot;!!&quot;)" calcext:base-cell-address="'MAL UI Test'.Q12"/>
            <calcext:condition calcext:apply-style-name="Purple bg" calcext:value="=&quot;???&quot;" calcext:base-cell-address="'MAL UI Test'.Q12"/>
            <calcext:condition calcext:apply-style-name="Light gray bg" calcext:value="=&quot;No effect&quot;" calcext:base-cell-address="'MAL UI Test'.Q12"/>
          </calcext:conditional-format>
          <calcext:conditional-format calcext:target-range-address="'MAL UI Test'.Q17:'MAL UI Test'.DO17">
            <calcext:condition calcext:apply-style-name="Red bg" calcext:value="=&quot;Interrupts&quot;" calcext:base-cell-address="'MAL UI Test'.Q17"/>
            <calcext:condition calcext:apply-style-name="Light orange bg" calcext:value="=&quot;Follows&quot;" calcext:base-cell-address="'MAL UI Test'.Q17"/>
            <calcext:condition calcext:apply-style-name="Yellow bg" calcext:value="=&quot;Buffered&quot;" calcext:base-cell-address="'MAL UI Test'.Q17"/>
            <calcext:condition calcext:apply-style-name="Light blue bg" calcext:value="=&quot;Combined&quot;" calcext:base-cell-address="'MAL UI Test'.Q17"/>
            <calcext:condition calcext:apply-style-name="Green bg" calcext:value="=&quot;Special&quot;" calcext:base-cell-address="'MAL UI Test'.Q17"/>
            <calcext:condition calcext:apply-style-name="Blue bg" calcext:value="=&quot;Prerequisite&quot;" calcext:base-cell-address="'MAL UI Test'.Q17"/>
            <calcext:condition calcext:apply-style-name="Light gray bg" calcext:value="=&quot;Unpossible?&quot;" calcext:base-cell-address="'MAL UI Test'.Q17"/>
            <calcext:condition calcext:apply-style-name="Dark gray bg" calcext:value="=&quot;§§§&quot;" calcext:base-cell-address="'MAL UI Test'.Q17"/>
            <calcext:condition calcext:apply-style-name="Dark gray bg" calcext:value="contains-text(&quot;!!&quot;)" calcext:base-cell-address="'MAL UI Test'.Q17"/>
            <calcext:condition calcext:apply-style-name="Purple bg" calcext:value="=&quot;???&quot;" calcext:base-cell-address="'MAL UI Test'.Q17"/>
            <calcext:condition calcext:apply-style-name="Light gray bg" calcext:value="=&quot;No effect&quot;" calcext:base-cell-address="'MAL UI Test'.Q17"/>
          </calcext:conditional-format>
        </calcext:conditional-formats>
      </table:table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1" table:default-cell-style-name="ce2"/>
        <table:table-column table:style-name="co7" table:default-cell-style-name="ce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Color</text:p>
          </table:table-cell>
          <table:table-cell table:style-name="ce91" office:value-type="string" calcext:value-type="string">
            <text:p>Hit</text:p>
          </table:table-cell>
          <table:table-cell table:style-name="ce91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" office:value-type="string" calcext:value-type="string">
            <text:p>Notes 1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7" table:number-columns-repeated="12"/>
          <table:table-cell table:style-name="ce153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20" office:value-type="string" calcext:value-type="string">
            <text:p>x</text:p>
          </table:table-cell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70" table:number-columns-repeated="12"/>
          <table:table-cell table:style-name="ce164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5" table:number-columns-repeated="12"/>
          <table:table-cell table:style-name="ce165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7" table:number-columns-repeated="12"/>
          <table:table-cell table:style-name="ce166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8" office:value-type="string" calcext:value-type="string">
            <text:p>Ideas: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8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Make a dialogue for quickly creating an animation and choosing how many phases it has?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Should the user be able to generate multiple different Mechanics / Simultaneous lists based on this data?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It will make things more complicated, though, and isn’t an essential feature...?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99" office:value-type="string" calcext:value-type="string">
            <text:p>Or ”P” if being in the variation is already a prerequisite for the action. Anything else...?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Add / remove / move phases”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Refresh”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office:value-type="string" calcext:value-type="string">
            <text:p>1. this function is only needed if modifiers are added from the Modifier List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3" office:value-type="string" calcext:value-type="string">
            <text:p>”Generate”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office:value-type="string" calcext:value-type="string">
            <text:p>User can generate a Mechanics or a Simultaneous testing sheet based on the data in this sheet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1" office:value-type="string" calcext:value-type="string">
            <text:p>”Inspect”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69" table:number-columns-repeated="11"/>
          <table:table-cell table:style-name="ce160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69" table:number-columns-repeated="12"/>
          <table:table-cell table:style-name="ce160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69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8"/>
        <table:table-column table:style-name="co25" table:default-cell-style-name="ce156"/>
        <table:table-column table:style-name="co11" table:number-columns-repeated="2" table:default-cell-style-name="Default"/>
        <table:table-row table:style-name="ro1">
          <table:table-cell table:style-name="ce154" office:value-type="string" calcext:value-type="string">
            <text:p>Input Group</text:p>
          </table:table-cell>
          <table:table-cell table:style-name="ce154" office:value-type="string" calcext:value-type="string">
            <text:p>Input Name</text:p>
          </table:table-cell>
          <table:table-cell table:style-name="ce154" office:value-type="string" calcext:value-type="string">
            <text:p>Input</text:p>
          </table:table-cell>
          <table:table-cell table:style-name="ce157" office:value-type="string" calcext:value-type="string">
            <text:p>Group</text:p>
          </table:table-cell>
          <table:table-cell table:style-name="ce15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61"/>
          <table:table-cell table:number-columns-repeated="2"/>
        </table:table-row>
        <table:table-row table:style-name="ro1">
          <table:table-cell table:number-columns-repeated="4"/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71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3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5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0" table:default-cell-style-name="ce113"/>
        <table:table-column table:style-name="co31" table:number-columns-repeated="2" table:default-cell-style-name="ce113"/>
        <table:table-column table:style-name="co30" table:default-cell-style-name="ce113"/>
        <table:table-column table:style-name="co29" table:number-columns-repeated="2" table:default-cell-style-name="ce113"/>
        <table:table-column table:style-name="co32" table:default-cell-style-name="ce113"/>
        <table:table-column table:style-name="co33" table:number-columns-repeated="2" table:default-cell-style-name="ce113"/>
        <table:table-column table:style-name="co32" table:default-cell-style-name="ce113"/>
        <table:table-column table:style-name="co34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203" table:content-validation-name="val5" office:value-type="string" calcext:value-type="string">
            <text:p>&gt; Phase 0 result</text:p>
          </table:table-cell>
          <table:table-cell table:style-name="ce203" table:content-validation-name="val6"/>
          <table:table-cell table:style-name="ce217" table:content-validation-name="val7"/>
          <table:table-cell table:style-name="ce222" table:content-validation-name="val8" office:value-type="string" calcext:value-type="string">
            <text:p>&gt; Phase 1 result</text:p>
          </table:table-cell>
          <table:table-cell table:style-name="ce222" table:content-validation-name="val9"/>
          <table:table-cell table:style-name="ce217" table:content-validation-name="val10"/>
          <table:table-cell table:style-name="ce222" table:content-validation-name="val11" office:value-type="string" calcext:value-type="string">
            <text:p>&gt; Phase 2 result</text:p>
          </table:table-cell>
          <table:table-cell table:style-name="ce222" table:content-validation-name="val12"/>
          <table:table-cell table:style-name="ce217" table:content-validation-name="val13"/>
          <table:table-cell table:style-name="ce222" table:content-validation-name="val14" office:value-type="string" calcext:value-type="string">
            <text:p>&gt; Phase 3 result</text:p>
          </table:table-cell>
          <table:table-cell table:style-name="ce222" table:content-validation-name="val15"/>
          <table:table-cell table:style-name="ce217" table:content-validation-name="val16"/>
          <table:table-cell table:style-name="ce222" table:content-validation-name="val17" office:value-type="string" calcext:value-type="string">
            <text:p>&gt; Phase 4 result</text:p>
          </table:table-cell>
          <table:table-cell table:style-name="ce222" table:content-validation-name="val18"/>
          <table:table-cell table:style-name="ce217" table:content-validation-name="val19"/>
          <table:table-cell table:style-name="ce222" table:content-validation-name="val20" office:value-type="string" calcext:value-type="string">
            <text:p>&gt; Phase 5 result</text:p>
          </table:table-cell>
          <table:table-cell table:style-name="ce222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15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6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61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6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61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86" table:number-columns-repeated="2"/>
            <table:table-cell table:style-name="ce288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6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6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61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2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6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86" table:number-columns-repeated="2"/>
          <table:table-cell table:style-name="ce288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office:forms form:automatic-focus="false" form:apply-design-mode="false"/>
        <table:table-column table:style-name="co35" table:default-cell-style-name="ce156"/>
        <table:table-column table:style-name="co32" table:default-cell-style-name="ce156"/>
        <table:table-column table:style-name="co14" table:default-cell-style-name="ce156"/>
        <table:table-column table:style-name="co36" table:number-columns-repeated="2" table:default-cell-style-name="ce158"/>
        <table:table-column table:style-name="co37" table:number-columns-repeated="2" table:default-cell-style-name="ce158"/>
        <table:table-column table:style-name="co38" table:default-cell-style-name="ce156"/>
        <table:table-column table:style-name="co11" table:default-cell-style-name="Default"/>
        <table:table-row table:style-name="ro1">
          <table:table-cell table:style-name="ce154" office:value-type="string" calcext:value-type="string">
            <text:p>Short Name</text:p>
          </table:table-cell>
          <table:table-cell table:style-name="ce154" office:value-type="string" calcext:value-type="string">
            <text:p>Full Name</text:p>
          </table:table-cell>
          <table:table-cell table:style-name="ce154" office:value-type="string" calcext:value-type="string">
            <text:p>Color</text:p>
          </table:table-cell>
          <table:table-cell table:style-name="ce157" table:content-validation-name="val1" office:value-type="string" calcext:value-type="string">
            <text:p>OR Group:</text:p>
          </table:table-cell>
          <table:table-cell table:number-columns-repeated="2" table:style-name="ce157" table:content-validation-name="val1" office:value-type="string" calcext:value-type="string">
            <text:p>NAND Group:</text:p>
          </table:table-cell>
          <table:table-cell table:style-name="ce157" table:content-validation-name="val1" office:value-type="string" calcext:value-type="string">
            <text:p>XNOR Group:</text:p>
          </table:table-cell>
          <table:table-cell table:style-name="ce154" office:value-type="string" calcext:value-type="string">
            <text:p>Notes 1:</text:p>
          </table:table-cell>
          <table:table-cell table:style-name="ce156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9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1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5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table:table-column table:style-name="co39" table:default-cell-style-name="ce156"/>
        <table:table-column table:style-name="co14" table:default-cell-style-name="ce156"/>
        <table:table-column table:style-name="co40" table:default-cell-style-name="ce156"/>
        <table:table-column table:style-name="co41" table:default-cell-style-name="ce156"/>
        <table:table-row table:style-name="ro1">
          <table:table-cell table:style-name="ce154" office:value-type="string" calcext:value-type="string">
            <text:p>List of Results:</text:p>
          </table:table-cell>
          <table:table-cell table:style-name="ce154" office:value-type="string" calcext:value-type="string">
            <text:p>Color</text:p>
          </table:table-cell>
          <table:table-cell table:number-columns-repeated="2" table:style-name="ce154" office:value-type="string" calcext:value-type="string">
            <text:p>Explanation for the user:</text:p>
          </table:table-cell>
        </table:table-row>
        <table:table-row table:style-name="ro1">
          <table:table-cell table:style-name="ce162" office:value-type="string" calcext:value-type="string">
            <text:p>Undecided</text:p>
          </table:table-cell>
          <table:table-cell table:style-name="ce16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62" office:value-type="string" calcext:value-type="string">
            <text:p>No effect</text:p>
          </table:table-cell>
          <table:table-cell table:style-name="ce28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62" office:value-type="string" calcext:value-type="string">
            <text:p>Impossible?</text:p>
          </table:table-cell>
          <table:table-cell table:style-name="ce29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62" office:value-type="string" calcext:value-type="string">
            <text:p>Prereq</text:p>
          </table:table-cell>
          <table:table-cell table:style-name="ce29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62" office:value-type="string" calcext:value-type="string">
            <text:p>Mutual</text:p>
          </table:table-cell>
          <table:table-cell table:style-name="ce271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62" office:value-type="string" calcext:value-type="string">
            <text:p>Special</text:p>
          </table:table-cell>
          <table:table-cell table:style-name="ce29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97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62" office:value-type="string" calcext:value-type="string">
            <text:p>Buffers</text:p>
          </table:table-cell>
          <table:table-cell table:style-name="ce298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62" office:value-type="string" calcext:value-type="string">
            <text:p>Follows</text:p>
          </table:table-cell>
          <table:table-cell table:style-name="ce299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62" office:value-type="string" calcext:value-type="string">
            <text:p>???</text:p>
          </table:table-cell>
          <table:table-cell table:style-name="ce30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62" office:value-type="string" calcext:value-type="string">
            <text:p>---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02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table:table-column table:style-name="co42" table:default-cell-style-name="Default"/>
        <table:table-column table:style-name="co43" table:default-cell-style-name="Default"/>
        <table:table-column table:style-name="co11" table:number-columns-repeated="10" table:default-cell-style-name="Default"/>
        <table:table-row table:style-name="ro1">
          <table:table-cell table:style-name="ce71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03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.00.0000</text:date>, <text:time style:data-style-name="N2" text:time-value="19:27:33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8-09T21:41:45.690000000</dc:date>
    <meta:editing-duration>P6DT14H35M42S</meta:editing-duration>
    <meta:editing-cycles>1110</meta:editing-cycles>
    <meta:generator>LibreOffice/5.4.0.3$Windows_X86_64 LibreOffice_project/7556cbc6811c9d992f4064ab9287069087d7f62c</meta:generator>
    <meta:document-statistic meta:table-count="9" meta:cell-count="1386" meta:object-count="3"/>
  </office:meta>
</office:document-meta>
</file>